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style:font-name="Times New Roman" officeooo:rsid="00340841" officeooo:paragraph-rsid="00340841" style:font-size-asian="10.5pt"/>
    </style:style>
    <style:style style:name="P2" style:family="paragraph" style:parent-style-name="text">
      <style:text-properties style:font-name="Times New Roman" officeooo:rsid="001f999d" officeooo:paragraph-rsid="00340841" style:font-size-asian="10.5pt"/>
    </style:style>
    <style:style style:name="P3" style:family="paragraph" style:parent-style-name="text">
      <style:text-properties officeooo:paragraph-rsid="004c3b5a"/>
    </style:style>
    <style:style style:name="P4" style:family="paragraph" style:parent-style-name="Hlavička">
      <style:text-properties fo:font-size="35pt" officeooo:rsid="0040148e" officeooo:paragraph-rsid="0040148e" style:font-size-asian="35pt" style:font-size-complex="35pt"/>
    </style:style>
    <style:style style:name="P5" style:family="paragraph" style:parent-style-name="text" style:list-style-name="L1"/>
    <style:style style:name="P6" style:family="paragraph" style:parent-style-name="text" style:list-style-name="L1">
      <style:text-properties officeooo:paragraph-rsid="0048cd2a"/>
    </style:style>
    <style:style style:name="P7" style:family="paragraph" style:parent-style-name="text" style:list-style-name="L1">
      <style:text-properties officeooo:rsid="004ecc46" officeooo:paragraph-rsid="004ecc46"/>
    </style:style>
    <style:style style:name="P8" style:family="paragraph" style:parent-style-name="text" style:list-style-name="L4">
      <style:text-properties officeooo:rsid="004ecc46" officeooo:paragraph-rsid="004ecc46"/>
    </style:style>
    <style:style style:name="P9" style:family="paragraph" style:parent-style-name="text" style:list-style-name="L1">
      <style:text-properties officeooo:rsid="0040148e" officeooo:paragraph-rsid="0040148e"/>
    </style:style>
    <style:style style:name="P10" style:family="paragraph" style:parent-style-name="text" style:list-style-name="L1">
      <style:text-properties officeooo:rsid="003618ab" officeooo:paragraph-rsid="003618ab"/>
    </style:style>
    <style:style style:name="P11" style:family="paragraph" style:parent-style-name="text" style:list-style-name="L1">
      <style:text-properties officeooo:rsid="004091be" officeooo:paragraph-rsid="004091be"/>
    </style:style>
    <style:style style:name="P12" style:family="paragraph" style:parent-style-name="text" style:list-style-name="L1">
      <style:text-properties officeooo:rsid="00116acc" officeooo:paragraph-rsid="00116acc"/>
    </style:style>
    <style:style style:name="P13" style:family="paragraph" style:parent-style-name="text" style:list-style-name="L1">
      <style:text-properties officeooo:rsid="00116acc" officeooo:paragraph-rsid="0019cb4d"/>
    </style:style>
    <style:style style:name="P14" style:family="paragraph" style:parent-style-name="text" style:list-style-name="L1">
      <style:text-properties officeooo:rsid="0040fafe" officeooo:paragraph-rsid="0040fafe"/>
    </style:style>
    <style:style style:name="P15" style:family="paragraph" style:parent-style-name="text" style:list-style-name="L1">
      <style:text-properties officeooo:rsid="0036e70b" officeooo:paragraph-rsid="0036e70b"/>
    </style:style>
    <style:style style:name="P16" style:family="paragraph" style:parent-style-name="text" style:list-style-name="L1">
      <style:text-properties officeooo:rsid="00420847" officeooo:paragraph-rsid="00420847"/>
    </style:style>
    <style:style style:name="P17" style:family="paragraph" style:parent-style-name="text" style:list-style-name="L1">
      <style:text-properties officeooo:rsid="002bc7d1" officeooo:paragraph-rsid="0023725a"/>
    </style:style>
    <style:style style:name="P18" style:family="paragraph" style:parent-style-name="text" style:list-style-name="L1">
      <style:text-properties officeooo:rsid="0023725a" officeooo:paragraph-rsid="0023725a"/>
    </style:style>
    <style:style style:name="P19" style:family="paragraph" style:parent-style-name="text" style:list-style-name="L1">
      <style:text-properties officeooo:rsid="0019cb4d" officeooo:paragraph-rsid="0019cb4d"/>
    </style:style>
    <style:style style:name="P20" style:family="paragraph" style:parent-style-name="text" style:list-style-name="L1">
      <style:text-properties officeooo:rsid="00130026" officeooo:paragraph-rsid="00130026"/>
    </style:style>
    <style:style style:name="P21" style:family="paragraph" style:parent-style-name="text" style:list-style-name="L1">
      <style:text-properties officeooo:rsid="004223f0" officeooo:paragraph-rsid="004223f0"/>
    </style:style>
    <style:style style:name="P22" style:family="paragraph" style:parent-style-name="text" style:list-style-name="L1">
      <style:text-properties officeooo:rsid="004266be" officeooo:paragraph-rsid="004266be"/>
    </style:style>
    <style:style style:name="P23" style:family="paragraph" style:parent-style-name="text" style:list-style-name="L1">
      <style:text-properties officeooo:rsid="004266be" officeooo:paragraph-rsid="004ecc46"/>
    </style:style>
    <style:style style:name="P24" style:family="paragraph" style:parent-style-name="text" style:list-style-name="L1">
      <style:text-properties officeooo:rsid="0042cf3c" officeooo:paragraph-rsid="0042cf3c"/>
    </style:style>
    <style:style style:name="P25" style:family="paragraph" style:parent-style-name="text" style:list-style-name="L4">
      <style:text-properties officeooo:rsid="0042cf3c" officeooo:paragraph-rsid="00448161"/>
    </style:style>
    <style:style style:name="P26" style:family="paragraph" style:parent-style-name="text" style:list-style-name="L2">
      <style:text-properties officeooo:rsid="00448161" officeooo:paragraph-rsid="00448161"/>
    </style:style>
    <style:style style:name="P27" style:family="paragraph" style:parent-style-name="text" style:list-style-name="L3">
      <style:text-properties officeooo:rsid="00448161" officeooo:paragraph-rsid="00448161"/>
    </style:style>
    <style:style style:name="P28" style:family="paragraph" style:parent-style-name="text" style:list-style-name="L1">
      <style:text-properties officeooo:rsid="00448161" officeooo:paragraph-rsid="00448161"/>
    </style:style>
    <style:style style:name="P29" style:family="paragraph" style:parent-style-name="text" style:list-style-name="L4">
      <style:text-properties officeooo:rsid="00448161" officeooo:paragraph-rsid="004ecc46"/>
    </style:style>
    <style:style style:name="P30" style:family="paragraph" style:parent-style-name="text" style:list-style-name="L1">
      <style:text-properties officeooo:rsid="001a0098" officeooo:paragraph-rsid="001a0098"/>
    </style:style>
    <style:style style:name="P31" style:family="paragraph" style:parent-style-name="text" style:list-style-name="L5">
      <style:text-properties officeooo:rsid="004617a2" officeooo:paragraph-rsid="004617a2"/>
    </style:style>
    <style:style style:name="P32" style:family="paragraph" style:parent-style-name="text" style:list-style-name="L5">
      <style:text-properties officeooo:rsid="0048cd2a" officeooo:paragraph-rsid="0048cd2a"/>
    </style:style>
    <style:style style:name="P33" style:family="paragraph" style:parent-style-name="text" style:list-style-name="L1">
      <style:text-properties style:font-name="Times New Roman" officeooo:rsid="0048cd2a" officeooo:paragraph-rsid="0048cd2a" style:font-size-asian="10.5pt"/>
    </style:style>
    <style:style style:name="P34" style:family="paragraph" style:parent-style-name="text" style:list-style-name="L1">
      <style:text-properties style:font-name="Times New Roman" officeooo:rsid="004a0968" officeooo:paragraph-rsid="004a0968" style:font-size-asian="10.5pt"/>
    </style:style>
    <style:style style:name="P35" style:family="paragraph" style:parent-style-name="text" style:list-style-name="L1">
      <style:text-properties officeooo:rsid="004a0968" officeooo:paragraph-rsid="004a0968"/>
    </style:style>
    <style:style style:name="P36" style:family="paragraph" style:parent-style-name="text" style:list-style-name="L6">
      <style:text-properties officeooo:rsid="004a0968" officeooo:paragraph-rsid="004a0968"/>
    </style:style>
    <style:style style:name="P37" style:family="paragraph" style:parent-style-name="text" style:list-style-name="L6">
      <style:text-properties officeooo:paragraph-rsid="0048cd2a"/>
    </style:style>
    <style:style style:name="P38" style:family="paragraph" style:parent-style-name="text" style:list-style-name="L1">
      <style:text-properties officeooo:rsid="00504493" officeooo:paragraph-rsid="00504493"/>
    </style:style>
    <style:style style:name="P39" style:family="paragraph" style:parent-style-name="text">
      <style:text-properties fo:font-size="10pt" officeooo:paragraph-rsid="004ecc46" style:font-size-asian="10pt" style:font-size-complex="10pt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officeooo:rsid="00420847"/>
    </style:style>
    <style:style style:name="T4" style:family="text">
      <style:text-properties officeooo:rsid="004223f0"/>
    </style:style>
    <style:style style:name="T5" style:family="text">
      <style:text-properties officeooo:rsid="0042cf3c"/>
    </style:style>
    <style:style style:name="T6" style:family="text">
      <style:text-properties officeooo:rsid="00448161"/>
    </style:style>
    <style:style style:name="T7" style:family="text">
      <style:text-properties officeooo:rsid="0046dfc6"/>
    </style:style>
    <style:style style:name="T8" style:family="text">
      <style:text-properties officeooo:rsid="0048cd2a"/>
    </style:style>
    <style:style style:name="T9" style:family="text">
      <style:text-properties style:font-name="Times New Roman" officeooo:rsid="001f999d" style:font-size-asian="10.5pt"/>
    </style:style>
    <style:style style:name="T10" style:family="text">
      <style:text-properties style:font-name="Times New Roman" officeooo:rsid="004c3b5a" style:font-size-asian="10.5pt"/>
    </style:style>
    <style:style style:name="T11" style:family="text">
      <style:text-properties style:font-name="Times New Roman" officeooo:rsid="004cd43e" style:font-size-asian="10.5pt"/>
    </style:style>
    <style:style style:name="T12" style:family="text">
      <style:text-properties officeooo:rsid="004ecc46"/>
    </style:style>
    <style:style style:name="T13" style:family="text">
      <style:text-properties officeooo:rsid="00504493"/>
    </style:style>
    <style:style style:name="T14" style:family="text">
      <style:text-properties officeooo:rsid="0037d4f4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noré De Balzac: Otec Goriot</text:p>
      <text:p text:style-name="P39"><text:span text:style-name="T12">Překlad: </text:span>Božena Zimová </text:p>
      <text:list xml:id="list370013487" text:style-name="L1">
        <text:list-item>
          <text:p text:style-name="P7"/>
          <text:list>
            <text:list-item>
              <text:p text:style-name="P9">realistický kritický román, epika</text:p>
              <text:list>
                <text:list-item>
                  <text:p text:style-name="P9">psáno souvislým textem</text:p>
                </text:list-item>
                <text:list-item>
                  <text:p text:style-name="P10">důležité dialogy mezi postavami</text:p>
                </text:list-item>
                <text:list-item>
                  <text:p text:style-name="P11">kritizuje tehdejší společnost a její rozvrstvení, povrchnost a sebestřednost</text:p>
                </text:list-item>
              </text:list>
            </text:list-item>
            <text:list-item>
              <text:p text:style-name="P12">Téma <text:span text:style-name="T2">a motivy</text:span></text:p>
              <text:list>
                <text:list-item>
                  <text:p text:style-name="P14">bezmezná láska</text:p>
                </text:list-item>
                <text:list-item>
                  <text:p text:style-name="P14">neopětovaná láska, zneužívání</text:p>
                </text:list-item>
                <text:list-item>
                  <text:p text:style-name="P14">chudnutí, lakomos<text:span text:style-name="T12">t, </text:span>přetvářka</text:p>
                </text:list-item>
                <text:list-item>
                  <text:p text:style-name="P14">penzionát, patra penzionátu – sociální rozvrstvení</text:p>
                </text:list-item>
                <text:list-item>
                  <text:p text:style-name="P14">poznávání mravů Pařížské smetánky × původní naivita</text:p>
                </text:list-item>
                <text:list-item>
                  <text:p text:style-name="P14">smrt, chudý pohřeb</text:p>
                </text:list-item>
                <text:list-item>
                  <text:p text:style-name="P14">nedostatek peněz × život v přepychu</text:p>
                </text:list-item>
                <text:list-item>
                  <text:p text:style-name="P14">medailonek s vlasy Goriotových dcer</text:p>
                </text:list-item>
              </text:list>
            </text:list-item>
            <text:list-item>
              <text:p text:style-name="P15">časoprostor</text:p>
              <text:list>
                <text:list-item>
                  <text:p text:style-name="P14">Paříž, <text:span text:style-name="T3">1. polovina 19. století</text:span></text:p>
                </text:list-item>
                <text:list-item>
                  <text:p text:style-name="P38">v průběhu delšího časového úseku</text:p>
                </text:list-item>
                <text:list-item>
                  <text:p text:style-name="P16">penzionát, plesy, rezidence Goriotových dcer, hřbitov …</text:p>
                </text:list-item>
              </text:list>
            </text:list-item>
            <text:list-item>
              <text:p text:style-name="P13">kompozice</text:p>
              <text:list>
                <text:list-item>
                  <text:p text:style-name="P17">chronologicky, <text:span text:style-name="T3">časté retrospektivní pasáže v popisech či vyprávění (zejména ze začátku díla)</text:span></text:p>
                </text:list-item>
                <text:list-item>
                  <text:p text:style-name="P16">jeden souvislý text bez vnějšího členění</text:p>
                </text:list-item>
                <text:list-item>
                  <text:p text:style-name="P16">před příběhem je velká část knihy věnována popisu prostředí (zejména penzionátu) a jeho obyvatel</text:p>
                </text:list-item>
                <text:list-item>
                  <text:p text:style-name="P16">Doslov</text:p>
                </text:list-item>
              </text:list>
            </text:list-item>
          </text:list>
        </text:list-item>
        <text:list-item>
          <text:p text:style-name="P5"><text:s/></text:p>
          <text:list>
            <text:list-item>
              <text:p text:style-name="P12">vypravěč:</text:p>
              <text:list>
                <text:list-item>
                  <text:p text:style-name="P18">ano, <text:span text:style-name="T3">ale autor někdy vyslovuje své myšlenky skrz postavy</text:span></text:p>
                </text:list-item>
              </text:list>
            </text:list-item>
            <text:list-item>
              <text:p text:style-name="P19">vyprávěcí způsoby, typy promluv</text:p>
              <text:list>
                <text:list-item>
                  <text:p text:style-name="P19">Er forma, <text:span text:style-name="T14">časté dialogy, převážně přímá řeč</text:span></text:p>
                </text:list-item>
              </text:list>
            </text:list-item>
            <text:list-item>
              <text:p text:style-name="P20">postavy</text:p>
              <text:list>
                <text:list-item>
                  <text:p text:style-name="P16">Otec Goriot</text:p>
                  <text:list>
                    <text:list-item>
                      <text:p text:style-name="P16">postarší muž v důchodu</text:p>
                    </text:list-item>
                    <text:list-item>
                      <text:p text:style-name="P16">bezmezná láska ke svým dcerám</text:p>
                    </text:list-item>
                    <text:list-item>
                      <text:p text:style-name="P16">dobrotivý, poctivý, mravní</text:p>
                    </text:list-item>
                    <text:list-item>
                      <text:p text:style-name="P21">ostatním k smíchu, <text:span text:style-name="T5">hlupák</text:span></text:p>
                    </text:list-item>
                    <text:list-item>
                      <text:p text:style-name="P21">dříve movitý (výrobce těstovin), v průběhu chudne (majetek daruje dc<text:span text:style-name="T13">e</text:span>rám), umírá již bez peněz na svůj pohřeb</text:p>
                    </text:list-item>
                    <text:list-item>
                      <text:p text:style-name="P16">vývoj až na smrtelné posteli: připustí <text:span text:style-name="T4">využívání dcerami, prokleje je, ale stejně je ještě chce vidět (ale neuvidí)</text:span></text:p>
                    </text:list-item>
                  </text:list>
                </text:list-item>
                <text:list-item>
                  <text:p text:style-name="P21">Evžen de Rastignac</text:p>
                  <text:list>
                    <text:list-item>
                      <text:p text:style-name="P22">student práv</text:p>
                    </text:list-item>
                    <text:list-item>
                      <text:p text:style-name="P23">není z Paříže, objevuje její mravy</text:p>
                    </text:list-item>
                    <text:list-item>
                      <text:p text:style-name="P23">zpočátku plný ideálů, poté je ztrácí a začíná se starat jen o svůj prospěch (ale i tak zaplatí Goriotův pohřeb)</text:p>
                      <text:list>
                        <text:list-item>
                          <text:p text:style-name="P22"><text:soft-page-break/>silný vývoj</text:p>
                        </text:list-item>
                      </text:list>
                    </text:list-item>
                    <text:list-item>
                      <text:p text:style-name="P22">snaží se dostat mezi smetánku (i přesto že sám je poměrně chudý)</text:p>
                    </text:list-item>
                    <text:list-item>
                      <text:p text:style-name="P22">milenec Delfíny</text:p>
                    </text:list-item>
                    <text:list-item>
                      <text:p text:style-name="P24">jeho tetička je významnou osobností → umožní vstup <text:s/>mezi smetánku</text:p>
                    </text:list-item>
                    <text:list-item>
                      <text:p text:style-name="P24">cílevědomý, ctižádostivý, ambiciózní, pracovitý</text:p>
                    </text:list-item>
                  </text:list>
                </text:list-item>
                <text:list-item>
                  <text:p text:style-name="P24"><text:s/>Delfína de Nucingen</text:p>
                  <text:list>
                    <text:list-item>
                      <text:p text:style-name="P24"><text:span text:style-name="T6">mladší </text:span>dcera Goriotova</text:p>
                    </text:list-item>
                    <text:list-item>
                      <text:p text:style-name="P24">otce využívá pro peníze, až při smrti projeví jen částečnou lítost</text:p>
                    </text:list-item>
                  </text:list>
                </text:list-item>
              </text:list>
            </text:list-item>
          </text:list>
        </text:list-item>
      </text:list>
      <text:list xml:id="list3141464173" text:style-name="L2">
        <text:list-item>
          <text:list>
            <text:list-item>
              <text:list>
                <text:list-item>
                  <text:list>
                    <text:list-item>
                      <text:p text:style-name="P26">provdaná za bankéře, snaha žít draze</text:p>
                    </text:list-item>
                  </text:list>
                </text:list-item>
              </text:list>
            </text:list-item>
          </text:list>
        </text:list-item>
      </text:list>
      <text:list xml:id="list3049109317" text:style-name="L3">
        <text:list-item>
          <text:list>
            <text:list-item>
              <text:list>
                <text:list-item>
                  <text:list>
                    <text:list-item>
                      <text:p text:style-name="P27">zamilovaná do Evžena</text:p>
                    </text:list-item>
                  </text:list>
                </text:list-item>
              </text:list>
            </text:list-item>
          </text:list>
        </text:list-item>
      </text:list>
      <text:list xml:id="list193260173703483" text:continue-list="list370013487" text:style-name="L1">
        <text:list-item>
          <text:list>
            <text:list-item>
              <text:list>
                <text:list-item>
                  <text:p text:style-name="P28">Anastázie de Restaurd </text:p>
                  <text:list>
                    <text:list-item>
                      <text:p text:style-name="P28">starší dcera Goriota</text:p>
                    </text:list-item>
                    <text:list-item>
                      <text:p text:style-name="P28">stejně jako Delfína ho využívá pro peníze, omluvit se mu přijde až po jeho smrti</text:p>
                    </text:list-item>
                  </text:list>
                </text:list-item>
              </text:list>
            </text:list-item>
          </text:list>
        </text:list-item>
      </text:list>
      <text:list xml:id="list1585266013" text:style-name="L4">
        <text:list-item>
          <text:list>
            <text:list-item>
              <text:list>
                <text:list-item>
                  <text:list>
                    <text:list-item>
                      <text:p text:style-name="P25">provdaná pro peníze za Hraběte, <text:span text:style-name="T6">snah být společensky vysoko a žít v přepychu</text:span></text:p>
                    </text:list-item>
                    <text:list-item>
                      <text:p text:style-name="P29">povrchn<text:span text:style-name="T12">í</text:span></text:p>
                    </text:list-item>
                  </text:list>
                </text:list-item>
                <text:list-item>
                  <text:p text:style-name="P29">paní Vauquerová</text:p>
                  <text:list>
                    <text:list-item>
                      <text:p text:style-name="P8">pronajímá penzionát, vdova</text:p>
                    </text:list-item>
                    <text:list-item>
                      <text:p text:style-name="P8">velice šetrná, skrblí si peníze pro sebe</text:p>
                    </text:list-item>
                  </text:list>
                </text:list-item>
                <text:list-item>
                  <text:p text:style-name="P29">Vautrin</text:p>
                  <text:list>
                    <text:list-item>
                      <text:p text:style-name="P29"><text:span text:style-name="T12">nebádá ostatní k porušování morálních zásad a také sám se jimi neřídí</text:span> </text:p>
                    </text:list-item>
                    <text:list-item>
                      <text:p text:style-name="P8">trestanec, zloděj</text:p>
                    </text:list-item>
                  </text:list>
                </text:list-item>
                <text:list-item>
                  <text:p text:style-name="P8">Kryštof</text:p>
                  <text:list>
                    <text:list-item>
                      <text:p text:style-name="P8">poslíček, jako jeden z mála přijde na Gorituv pohřeb</text:p>
                    </text:list-item>
                  </text:list>
                </text:list-item>
              </text:list>
            </text:list-item>
          </text:list>
        </text:list-item>
      </text:list>
      <text:list xml:id="list193259256234414" text:continue-list="list193260173703483" text:style-name="L1">
        <text:list-item>
          <text:p text:style-name="P30"><text:span text:style-name="T1">jazykové prostředky</text:span> </text:p>
        </text:list-item>
      </text:list>
      <text:list xml:id="list3527768424" text:style-name="L5">
        <text:list-item>
          <text:list>
            <text:list-item>
              <text:p text:style-name="P31">často poměrně dlouhé souvětí, na dnešní dobu někdy nezvyklé obra<text:span text:style-name="T7">ty, občas archaismy</text:span></text:p>
            </text:list-item>
            <text:list-item>
              <text:p text:style-name="P32">spisovný, místy v promluvách hovorový jazyk</text:p>
            </text:list-item>
            <text:list-item>
              <text:p text:style-name="P32">hodně popisný</text:p>
            </text:list-item>
            <text:list-item>
              <text:p text:style-name="P32">metafory, dvojsmysly a přirovnání</text:p>
            </text:list-item>
          </text:list>
        </text:list-item>
      </text:list>
      <text:list xml:id="list193259146800059" text:continue-list="list193259256234414" text:style-name="L1">
        <text:list-item>
          <text:p text:style-name="P33">Honoré De Balzac</text:p>
          <text:list>
            <text:list-item>
              <text:list>
                <text:list-item>
                  <text:p text:style-name="P34">představitel realismu a romantismu (kriticko-realistický román) </text:p>
                </text:list-item>
                <text:list-item>
                  <text:p text:style-name="P6">pokus o zachycen<text:span text:style-name="T8">í</text:span> v<text:span text:style-name="T8">š</text:span>ech vrstev francouzsk<text:span text:style-name="T8">é</text:span> spole<text:span text:style-name="T8">č</text:span>nosti (aristokracie, m<text:span text:style-name="T8">ěšť</text:span>anstvo, spodina)</text:p>
                </text:list-item>
                <text:list-item>
                  <text:p text:style-name="P6">hlavn<text:span text:style-name="T8">í</text:span>mi postavami jsou mu<text:span text:style-name="T8">ž</text:span>i i <text:span text:style-name="T8">ž</text:span>eny</text:p>
                </text:list-item>
                <text:list-item>
                  <text:p text:style-name="P6">zobrazuje prvn<text:span text:style-name="T8">í</text:span> polovinu devaten<text:span text:style-name="T8">á</text:span>ct<text:span text:style-name="T8">é</text:span>ho stolet<text:span text:style-name="T8">í</text:span></text:p>
                </text:list-item>
                <text:list-item>
                  <text:p text:style-name="P35">opravdu plodný autor, snažil se psaním vydělávat</text:p>
                </text:list-item>
                <text:list-item>
                  <text:p text:style-name="P6">p<text:span text:style-name="T8">ř</text:span>es 100 rom<text:span text:style-name="T8">á</text:span>n<text:span text:style-name="T8">ů</text:span></text:p>
                  <text:list>
                    <text:list-item>
                      <text:p text:style-name="P6">Lidsk<text:span text:style-name="T8">á</text:span> komedie</text:p>
                    </text:list-item>
                  </text:list>
                </text:list-item>
              </text:list>
            </text:list-item>
          </text:list>
        </text:list-item>
      </text:list>
      <text:list xml:id="list270971516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Otec Goriot, <text:s/>Ztracen<text:span text:style-name="T8">é</text:span> iluze, Lesk a b<text:span text:style-name="T8">í</text:span>da kurtiz<text:span text:style-name="T8">á</text:span>n, komedie Ev<text:span text:style-name="T8">ž</text:span>enie Grandeov<text:span text:style-name="T8">á</text:span></text:p>
                        </text:list-item>
                        <text:list-item>
                          <text:p text:style-name="P37">postavy se prol<text:span text:style-name="T8">í</text:span>naj<text:span text:style-name="T8">í</text:span> mezi rom<text:span text:style-name="T8">á</text:span>ny <text:span text:style-name="T8">v různých životních situacích, zachycuje společnos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6">soudobí autoři:</text:p>
                  <text:list>
                    <text:list-item>
                      <text:p text:style-name="P36">Gustave Flaubert – Paní Bovaryová</text:p>
                    </text:list-item>
                    <text:list-item>
                      <text:p text:style-name="P36"><text:s/>Lev Nikolajevič Tolstoj – <text:span text:style-name="T13">V</text:span>ojna a mír</text:p>
                    </text:list-item>
                  </text:list>
                </text:list-item>
              </text:list>
            </text:list-item>
          </text:list>
        </text:list-item>
      </text:list>
      <text:p text:style-name="P2">ZDROJE:</text:p>
      <text:p text:style-name="P3"><text:span text:style-name="T10">DE BALZAC, Honor</text:span><text:span text:style-name="T11">é</text:span><text:span text:style-name="T9">. </text:span><text:span text:style-name="T10">Otec Goriot</text:span><text:span text:style-name="T9"> [online]. Dostupné z WWW</text:span></text:p>
      <text:p text:style-name="P3"><text:a xlink:type="simple" xlink:href="https://cestina.xyxy.cz/wp-content/uploads/2014/02/Otec-Goriot-CZ.pdf" text:style-name="Internet_20_link" text:visited-style-name="Visited_20_Internet_20_Link">https://cestina.xyxy.cz/wp-content/uploads/2014/02/Otec-Goriot-CZ.pdf</text:a> </text:p>
      <text:p text:style-name="P1">Vlastní zápi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9-22T19:32:58.164000000</dc:date>
    <meta:editing-duration>PT4H31M18S</meta:editing-duration>
    <meta:editing-cycles>38</meta:editing-cycles>
    <meta:generator>LibreOffice/5.4.6.2$Windows_X86_64 LibreOffice_project/4014ce260a04f1026ba855d3b8d91541c224eab8</meta:generator>
    <meta:print-date>2019-09-22T19:09:33.450000000</meta:print-date>
    <meta:document-statistic meta:table-count="0" meta:image-count="0" meta:object-count="0" meta:page-count="2" meta:paragraph-count="87" meta:word-count="547" meta:character-count="3334" meta:non-whitespace-character-count="2939"/>
  </office:meta>
</office:document-meta>
</file>